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4.957cm" fo:min-width="3.183cm"/>
    </style:style>
    <style:style style:name="gr2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1.159cm"/>
    </style:style>
    <style:style style:name="gr3" style:family="graphic" style:parent-style-name="standard">
      <style:graphic-properties draw:stroke="none" svg:stroke-color="#3465a4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6" style:family="graphic" style:parent-style-name="standard">
      <style:graphic-properties draw:stroke="none" svg:stroke-color="#3465a4" draw:fill-color="#fdc578" draw:textarea-horizontal-align="justify" draw:textarea-vertical-align="middle" draw:auto-grow-height="false" fo:min-height="0cm" fo:min-width="2.427cm"/>
    </style:style>
    <style:style style:name="gr7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3465a4" draw:fill-color="#adc5e7" draw:textarea-horizontal-align="justify" draw:textarea-vertical-align="middle" draw:auto-grow-height="false" fo:min-height="0cm" fo:min-width="2.618cm"/>
    </style:style>
    <style:style style:name="gr9" style:family="graphic" style:parent-style-name="standard">
      <style:graphic-properties svg:stroke-width="0.025cm" svg:stroke-color="#fdc578" draw:marker-start="Symmetric_20_Arrow" draw:marker-start-width="0.127cm" draw:marker-end="Symmetric_20_Arrow" draw:marker-end-width="0.127cm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51cm" svg:stroke-color="#ff00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84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objectwithoutfill">
      <style:graphic-properties svg:stroke-color="#000000" draw:marker-end="Symmetric_20_Arrow" draw:fill="none" draw:textarea-vertical-align="middle"/>
    </style:style>
    <style:style style:name="gr15" style:family="graphic" style:parent-style-name="objectwithoutfill">
      <style:graphic-properties svg:stroke-width="0.051cm" svg:stroke-color="#0000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dc578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adc5e7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5.207cm" svg:x="3.454cm" svg:y="10.2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3.025cm 11.9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7.149cm 11.9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381cm" svg:height="0.127cm" svg:x="3.413cm" svg:y="11.0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127cm" svg:x="6.789cm" svg:y="11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3.025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7.149cm 15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2.556cm" svg:y1="14.545cm" svg:x2="8.017cm" svg:y2="14.545cm">
          <text:p/>
        </draw:line>
        <draw:custom-shape draw:style-name="gr3" draw:text-style-name="P3" draw:layer="layout" svg:width="0.381cm" svg:height="0.127cm" draw:transform="rotate (-1.15680422822184) translate (3.792cm 11.089cm)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257cm" svg:y1="15.613cm" svg:x2="5.257cm" svg:y2="9.898cm">
          <text:p/>
        </draw:line>
        <draw:custom-shape draw:style-name="gr4" draw:text-style-name="P3" draw:layer="layout" svg:width="0.381cm" svg:height="0.127cm" draw:transform="rotate (-1.98112323393876) translate (6.907cm 11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927cm" svg:height="0.064cm" svg:x="3.829cm" svg:y="11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5.38cm" svg:y1="14.851cm" svg:x2="3.761cm" svg:y2="11.168cm">
          <text:p/>
        </draw:line>
        <draw:line draw:style-name="gr5" draw:text-style-name="P4" draw:layer="layout" svg:x1="5.16cm" svg:y1="14.772cm" svg:x2="6.811cm" svg:y2="11.168cm">
          <text:p/>
        </draw:line>
        <draw:custom-shape draw:style-name="gr7" draw:text-style-name="P6" draw:layer="layout" svg:width="0.035cm" svg:height="0.034cm" svg:x="3.855cm" svg:y="11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3.118cm" svg:height="0.065cm" svg:x="3.729cm" svg:y="11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035cm" svg:height="0.034cm" svg:x="3.74cm" svg:y="11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035cm" svg:height="0.034cm" svg:x="6.681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035cm" svg:height="0.034cm" svg:x="6.788cm" svg:y="11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4.618cm" svg:y1="11.576cm" svg:x2="5.888cm" svg:y2="11.576cm">
          <text:p/>
        </draw:line>
        <draw:custom-shape draw:style-name="gr1" draw:text-style-name="P1" draw:layer="layout" svg:width="3.683cm" svg:height="5.207cm" svg:x="14.744cm" svg:y="10.2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14.326cm 15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9cm" svg:height="0.381cm" draw:transform="rotate (1.56311687808612) translate (18.45cm 15.3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9.255cm" svg:y1="14.543cm" svg:x2="19.288cm" svg:y2="14.543cm">
          <text:p/>
        </draw:line>
        <draw:g>
          <draw:custom-shape draw:style-name="gr2" draw:text-style-name="P2" draw:layer="layout" svg:width="1.659cm" svg:height="0.381cm" draw:transform="rotate (2.15617975791379) translate (14.908cm 12.2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81cm" svg:height="0.127cm" draw:transform="rotate (0.593062879827673) translate (14.737cm 11.29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81cm" svg:height="0.127cm" draw:transform="rotate (-0.563741348394169) translate (15.051cm 11.082cm)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4" draw:layer="layout" svg:x1="16.608cm" svg:y1="16.367cm" svg:x2="16.608cm" svg:y2="9.128cm">
          <text:p/>
        </draw:line>
        <draw:g>
          <draw:custom-shape draw:style-name="gr2" draw:text-style-name="P2" draw:layer="layout" svg:width="1.659cm" svg:height="0.381cm" draw:transform="rotate (1.95808488781244) translate (18.738cm 11.7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381cm" svg:height="0.127cm" draw:transform="rotate (0.394968009726317) translate (18.065cm 11.1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381cm" svg:height="0.127cm" draw:transform="rotate (-1.58615522421245) translate (18.193cm 11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7" draw:layer="layout" svg:width="3.118cm" svg:height="0.065cm" svg:x="15.03cm" svg:y="11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035cm" svg:height="0.034cm" svg:x="15.041cm" svg:y="11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2.927cm" svg:height="0.064cm" draw:transform="rotate (-0.0397935069454703) translate (15.246cm 11.2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035cm" svg:height="0.034cm" draw:transform="rotate (-0.0397935069454703) translate (15.272cm 11.2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035cm" svg:height="0.034cm" draw:transform="rotate (-0.0397935069454703) translate (18.095cm 11.4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6" draw:layer="layout" svg:width="0.035cm" svg:height="0.034cm" svg:x="18.089cm" svg:y="11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509cm" svg:y1="14.724cm" svg:x2="18.342cm" svg:y2="11.033cm">
          <text:p/>
        </draw:line>
        <draw:line draw:style-name="gr5" draw:text-style-name="P4" draw:layer="layout" svg:x1="9.636cm" svg:y1="14.724cm" svg:x2="15.224cm" svg:y2="11.041cm">
          <text:p/>
        </draw:line>
        <draw:line draw:style-name="gr10" draw:text-style-name="P4" draw:layer="layout" svg:x1="5.238cm" svg:y1="14.569cm" svg:x2="5.261cm" svg:y2="12.819cm">
          <text:p/>
        </draw:line>
        <draw:line draw:style-name="gr11" draw:text-style-name="P4" draw:layer="layout" svg:x1="5.237cm" svg:y1="14.535cm" svg:x2="3.586cm" svg:y2="14.535cm">
          <text:p/>
        </draw:line>
        <draw:line draw:style-name="gr12" draw:text-style-name="P4" draw:layer="layout" svg:x1="9.89cm" svg:y1="16.248cm" svg:x2="16.621cm" svg:y2="16.248cm">
          <text:p/>
        </draw:line>
        <draw:frame draw:style-name="gr13" draw:text-style-name="P3" draw:layer="layout" svg:width="0.492cm" svg:height="0.47cm" svg:x="12.811cm" svg:y="15.7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5" draw:text-style-name="P4" draw:layer="layout" svg:x1="9.879cm" svg:y1="16.376cm" svg:x2="9.879cm" svg:y2="9.899cm">
          <text:p/>
        </draw:line>
        <draw:path draw:style-name="gr14" draw:text-style-name="P4" draw:layer="layout" svg:width="1.09cm" svg:height="0.872cm" draw:transform="rotate (0.896052037973889) translate (15.6365355591184cm 14.6868247071218cm)" svg:viewBox="0 0 1091 873" svg:d="M0 873c813 0 1091-873 1091-873">
          <text:p/>
        </draw:path>
        <draw:line draw:style-name="gr10" draw:text-style-name="P4" draw:layer="layout" svg:x1="16.592cm" svg:y1="14.579cm" svg:x2="16.615cm" svg:y2="12.829cm">
          <text:p/>
        </draw:line>
        <draw:line draw:style-name="gr11" draw:text-style-name="P4" draw:layer="layout" svg:x1="16.591cm" svg:y1="14.545cm" svg:x2="14.94cm" svg:y2="14.545cm">
          <text:p/>
        </draw:line>
        <draw:frame draw:style-name="gr13" draw:text-style-name="P3" draw:layer="layout" svg:width="0.424cm" svg:height="0.47cm" svg:x="16.61cm" svg:y="13.06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3" draw:layer="layout" svg:width="0.424cm" svg:height="0.47cm" svg:x="15.21cm" svg:y="14.06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3" draw:layer="layout" svg:width="0.513cm" svg:height="0.47cm" svg:x="15.857cm" svg:y="13.5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2" draw:text-style-name="P4" draw:layer="layout" svg:x1="3.227cm" svg:y1="16.239cm" svg:x2="7.35cm" svg:y2="16.248cm">
          <text:p/>
        </draw:line>
        <draw:frame draw:style-name="gr13" draw:text-style-name="P3" draw:layer="layout" svg:width="0.492cm" svg:height="0.47cm" svg:x="5.018cm" svg:y="15.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2" draw:text-style-name="P4" draw:layer="layout" svg:x1="2.512cm" svg:y1="14.62cm" svg:x2="2.542cm" svg:y2="11.005cm">
          <text:p/>
        </draw:line>
        <draw:frame draw:style-name="gr13" draw:text-style-name="P3" draw:layer="layout" svg:width="0.466cm" svg:height="0.47cm" svg:x="1.905cm" svg:y="12.47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5" draw:text-style-name="P4" draw:layer="layout" svg:x1="14.589cm" svg:y1="11.422cm" svg:x2="13.319cm" svg:y2="9.517cm">
          <text:p/>
        </draw:line>
        <draw:line draw:style-name="gr5" draw:text-style-name="P4" draw:layer="layout" svg:x1="14.589cm" svg:y1="11.423cm" svg:x2="14.589cm" svg:y2="9.136cm">
          <text:p/>
        </draw:line>
        <draw:line draw:style-name="gr5" draw:text-style-name="P4" draw:layer="layout" svg:x1="18.561cm" svg:y1="10.98cm" svg:x2="18.561cm" svg:y2="8.693cm">
          <text:p/>
        </draw:line>
        <draw:line draw:style-name="gr5" draw:text-style-name="P4" draw:layer="layout" svg:x1="18.561cm" svg:y1="10.981cm" svg:x2="17.764cm" svg:y2="8.882cm">
          <text:p/>
        </draw:line>
        <draw:line draw:style-name="gr15" draw:text-style-name="P4" draw:layer="layout" svg:x1="14.55cm" svg:y1="14.563cm" svg:x2="14.55cm" svg:y2="13.293cm">
          <text:p/>
        </draw:line>
        <draw:line draw:style-name="gr15" draw:text-style-name="P4" draw:layer="layout" svg:x1="18.65cm" svg:y1="14.576cm" svg:x2="18.65cm" svg:y2="13.306cm">
          <text:p/>
        </draw:line>
        <draw:frame draw:style-name="gr13" draw:text-style-name="P3" draw:layer="layout" svg:width="0.548cm" svg:height="0.53cm" svg:x="18.71cm" svg:y="13.0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3" draw:layer="layout" svg:width="0.51cm" svg:height="0.53cm" svg:x="13.91cm" svg:y="13.0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5" draw:text-style-name="P4" draw:layer="layout" svg:x1="16.662cm" svg:y1="11.182cm" svg:x2="15.732cm" svg:y2="9.128cm">
          <text:p/>
        </draw:line>
        <draw:path draw:style-name="gr14" draw:text-style-name="P4" draw:layer="layout" svg:width="1.015cm" svg:height="0.38cm" draw:transform="rotate (-3.14159265358979) translate (14.589cm 9.89cm)" svg:viewBox="0 0 1016 381" svg:d="M0 381c508 0 1016-381 1016-381">
          <text:p/>
        </draw:path>
        <draw:path draw:style-name="gr14" draw:text-style-name="P4" draw:layer="layout" svg:width="0.761cm" svg:height="0.253cm" draw:transform="rotate (-3.14159265358979) translate (16.617cm 9.481cm)" svg:viewBox="0 0 762 254" svg:d="M0 254c508 0 762-254 762-254">
          <text:p/>
        </draw:path>
        <draw:path draw:style-name="gr14" draw:text-style-name="P4" draw:layer="layout" svg:width="0.645cm" svg:height="0.219cm" draw:transform="rotate (-3.14159265358979) translate (18.559cm 9.295cm)" svg:viewBox="0 0 646 220" svg:d="M0 220c381 0 646-220 646-220">
          <text:p/>
        </draw:path>
        <draw:frame draw:style-name="gr13" draw:text-style-name="P3" draw:layer="layout" svg:width="0.568cm" svg:height="0.369cm" svg:x="13.61cm" svg:y="9.2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3" draw:layer="layout" svg:width="0.487cm" svg:height="0.242cm" svg:x="15.91cm" svg:y="8.9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3" draw:layer="layout" svg:width="0.606cm" svg:height="0.369cm" svg:x="17.81cm" svg:y="8.7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20-09-21T19:22:52.901011596</dc:date>
    <meta:editing-duration>PT53M23S</meta:editing-duration>
    <meta:editing-cycles>15</meta:editing-cycles>
    <meta:generator>LibreOffice/6.0.7.3$Linux_X86_64 LibreOffice_project/00m0$Build-3</meta:generator>
    <meta:document-statistic meta:object-count="72"/>
  </office:meta>
</office:document-meta>
</file>

<file path=Object 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0/content.xml><?xml version="1.0" encoding="utf-8"?>
<math xmlns="http://www.w3.org/1998/Math/MathML" display="block">
  <semantics>
    <mi>u</mi>
    <annotation encoding="StarMath 5.0">u</annotation>
  </semantics>
</math>
</file>

<file path=Object 11/content.xml><?xml version="1.0" encoding="utf-8"?>
<math xmlns="http://www.w3.org/1998/Math/MathML" display="block">
  <semantics>
    <mi>v</mi>
    <annotation encoding="StarMath 5.0">v</annotation>
  </semantics>
</math>
</file>

<file path=Object 12/content.xml><?xml version="1.0" encoding="utf-8"?>
<math xmlns="http://www.w3.org/1998/Math/MathML" display="block">
  <semantics>
    <mi>L</mi>
    <annotation encoding="StarMath 5.0">L</annotation>
  </semantics>
</math>
</file>

<file path=Object 2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3/content.xml><?xml version="1.0" encoding="utf-8"?>
<math xmlns="http://www.w3.org/1998/Math/MathML" display="block">
  <semantics>
    <msub>
      <mi>α</mi>
      <mi>l</mi>
    </msub>
    <annotation encoding="StarMath 5.0">%alpha_l</annotation>
  </semantics>
</math>
</file>

<file path=Object 4/content.xml><?xml version="1.0" encoding="utf-8"?>
<math xmlns="http://www.w3.org/1998/Math/MathML" display="block">
  <semantics>
    <mi>α</mi>
    <annotation encoding="StarMath 5.0">%alpha</annotation>
  </semantics>
</math>
</file>

<file path=Object 5/content.xml><?xml version="1.0" encoding="utf-8"?>
<math xmlns="http://www.w3.org/1998/Math/MathML" display="block">
  <semantics>
    <msub>
      <mi>α</mi>
      <mi>r</mi>
    </msub>
    <annotation encoding="StarMath 5.0">%alpha_r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w</mi>
    <annotation encoding="StarMath 5.0">w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